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5cm" draw:marker-end-width="0.245cm" draw:fill-color="#dddddd" draw:textarea-horizontal-align="justify" draw:textarea-vertical-align="middle" draw:auto-grow-height="false" fo:min-height="1.547cm" fo:min-width="3.471cm" fo:padding-top="0.088cm" fo:padding-bottom="0.088cm" fo:padding-left="0.213cm" fo:padding-right="0.213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5cm" draw:marker-end-width="0.245cm" draw:fill-color="#dddddd" draw:textarea-horizontal-align="justify" draw:textarea-vertical-align="middle" draw:auto-grow-height="false" fo:min-height="0.801cm" fo:min-width="1.638cm" fo:padding-top="0.088cm" fo:padding-bottom="0.088cm" fo:padding-left="0.213cm" fo:padding-right="0.213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8cm" draw:marker-end="Arrowheads_20_3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081cm" draw:marker-start-width="0.325cm" draw:marker-end="Arrowheads_20_3" draw:marker-end-width="0.325cm" draw:textarea-vertical-align="middle" fo:padding-top="0.115cm" fo:padding-bottom="0.115cm" fo:padding-left="0.24cm" fo:padding-right="0.24cm"/>
      <style:paragraph-properties style:writing-mode="lr-tb"/>
    </style:style>
    <style:style style:name="gr5" style:family="graphic" style:parent-style-name="standard">
      <style:graphic-properties draw:marker-end="Arrowheads_20_3" draw:textarea-vertical-align="middle"/>
      <style:paragraph-properties style:writing-mode="lr-tb"/>
    </style:style>
    <style:style style:name="gr6" style:family="graphic" style:parent-style-name="standard">
      <style:graphic-properties draw:marker-end="Arrowheads_20_3" draw:textarea-vertical-align="middle"/>
    </style:style>
    <style:style style:name="gr7" style:family="graphic" style:parent-style-name="standard">
      <style:graphic-properties svg:stroke-color="#fc5c00" draw:marker-end="Arrowheads_20_3" draw:textarea-vertical-align="middle"/>
    </style:style>
    <style:style style:name="gr8" style:family="graphic" style:parent-style-name="standard">
      <style:graphic-properties svg:stroke-color="#fc5c00" draw:marker-end="Arrowheads_20_3" draw:textarea-vertical-align="middle"/>
      <style:paragraph-properties style:writing-mode="lr-tb"/>
    </style:style>
    <style:style style:name="gr9" style:family="graphic" style:parent-style-name="standard">
      <style:graphic-properties svg:stroke-color="#18a303" draw:marker-end="Arrowheads_20_3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fc5c00"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svg:stroke-color="#18a303" draw:marker-end="Arrowheads_20_5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4" style:family="graphic" style:parent-style-name="standard">
      <style:graphic-properties svg:stroke-color="#18a303" draw:marker-end="Arrowheads_20_3" draw:stroke-linejoin="round" svg:stroke-linecap="butt" draw:textarea-vertical-align="middle"/>
    </style:style>
    <style:style style:name="gr15" style:family="graphic" style:parent-style-name="standard">
      <style:graphic-properties draw:fill="none" draw:textarea-vertical-align="middle" draw:auto-grow-height="false" fo:min-height="13.293cm" fo:min-width="0.073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DejaVu Sans Mono1" fo:font-size="12pt" style:font-size-asian="12pt" style:font-size-complex="12pt"/>
    </style:style>
    <style:style style:name="P2" style:family="paragraph">
      <loext:graphic-properties draw:fill-color="#dddddd"/>
      <style:paragraph-properties fo:text-align="center" style:writing-mode="lr-tb"/>
      <style:text-properties style:font-name="DejaVu Sans Mono1" fo:font-size="12pt" style:font-size-asian="12pt" style:font-size-complex="12pt"/>
    </style:style>
    <style:style style:name="P3" style:family="paragraph">
      <style:paragraph-properties fo:text-align="center" style:writing-mode="lr-tb"/>
      <style:text-properties style:font-name="DejaVu Sans Mono1" fo:font-size="11pt" style:font-size-asian="11pt" style:font-size-complex="11pt"/>
    </style:style>
    <style:style style:name="P4" style:family="paragraph">
      <loext:graphic-properties draw:fill-color="#dddddd"/>
      <style:paragraph-properties fo:text-align="center" style:writing-mode="lr-tb"/>
      <style:text-properties style:font-name="DejaVu Sans Mono1"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DejaVu Sans Mono1" fo:font-size="12pt" style:font-size-asian="12pt" style:font-size-complex="12pt"/>
    </style:style>
    <style:style style:name="T2" style:family="text">
      <style:text-properties style:font-name="DejaVu Sans Mono1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7cm" svg:height="1.953cm" svg:x="3.739cm" svg:y="4.492cm">
          <text:p text:style-name="P1"><text:span text:style-name="T1">Find file </text:span><text:span text:style-name="T1">system 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127cm" svg:height="1.953cm" svg:x="3.739cm" svg:y="8.397cm">
          <text:p text:style-name="P3"><text:span text:style-name="T2">Object typ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5.802cm" svg:y1="6.445cm" svg:x2="5.803cm" svg:y2="8.397cm" draw:start-shape="id1" draw:start-glue-point="2" draw:end-shape="id2" draw:end-glue-point="4" svg:d="M5802 6445v976h1v976" svg:viewBox="0 0 2 1953">
          <text:p/>
        </draw:connector>
        <draw:custom-shape draw:style-name="gr1" draw:text-style-name="P2" xml:id="id3" draw:id="id3" draw:layer="layout" svg:width="4.127cm" svg:height="1.953cm" svg:x="13.577cm" svg:y="8.397cm">
          <text:p text:style-name="P1"><text:span text:style-name="T1">Store </text:span><text:span text:style-name="T1">I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7.866cm" svg:y1="9.374cm" svg:x2="13.577cm" svg:y2="9.373cm" draw:start-shape="id2" draw:start-glue-point="7" draw:end-shape="id3" draw:end-glue-point="3" svg:d="M7866 9374h2855v-1h2856" svg:viewBox="0 0 5712 2">
          <text:p text:style-name="P5"><text:span text:style-name="T3">Di</text:span><text:span text:style-name="T3">r, </text:span><text:span text:style-name="T3">li</text:span><text:span text:style-name="T3">nk</text:span><text:span text:style-name="T3">, </text:span><text:span text:style-name="T3">de</text:span><text:span text:style-name="T3">vi</text:span><text:span text:style-name="T3">ce</text:span></text:p>
          <text:p text:style-name="P5"><text:span text:style-name="T3"/></text:p>
          <text:p text:style-name="P5"/>
        </draw:connector>
        <draw:custom-shape draw:style-name="gr2" draw:text-style-name="P4" xml:id="id4" draw:id="id4" draw:layer="layout" svg:width="4.127cm" svg:height="1.953cm" svg:x="3.739cm" svg:y="11.744cm">
          <text:p text:style-name="P3"><text:span text:style-name="T2">Fi</text:span><text:span text:style-name="T2">le </text:span><text:span text:style-name="T2">ch</text:span><text:span text:style-name="T2">an</text:span><text:span text:style-name="T2">ge</text:span><text:span text:style-name="T2">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5.802cm" svg:y1="10.35cm" svg:x2="5.802cm" svg:y2="11.744cm" draw:start-shape="id2" draw:start-glue-point="2" draw:end-shape="id4" svg:d="M5802 10350v1394" svg:viewBox="0 0 1 1395">
          <text:p text:style-name="P5"><text:tab/><text:tab/><text:span text:style-name="T3">File</text:span></text:p>
        </draw:connector>
        <draw:custom-shape draw:style-name="gr1" draw:text-style-name="P2" xml:id="id5" draw:id="id5" draw:layer="layout" svg:width="4.127cm" svg:height="1.953cm" svg:x="13.577cm" svg:y="11.744cm">
          <text:p text:style-name="P1"><text:span text:style-name="T1">Store I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7.866cm" svg:y1="12.72cm" svg:x2="13.577cm" svg:y2="12.72cm" draw:start-shape="id4" draw:end-shape="id5" svg:d="M7866 12720h5711" svg:viewBox="0 0 5712 1">
          <text:p text:style-name="P5"><text:span text:style-name="T3">No</text:span></text:p>
          <text:p text:style-name="P5"><text:span text:style-name="T3"/></text:p>
          <text:p text:style-name="P5"/>
        </draw:connector>
        <draw:custom-shape draw:style-name="gr1" draw:text-style-name="P2" xml:id="id6" draw:id="id6" draw:layer="layout" svg:width="4.127cm" svg:height="1.953cm" svg:x="3.739cm" svg:y="15.649cm">
          <text:p text:style-name="P1"><text:span text:style-name="T1">Cut </text:span><text:span text:style-name="T1">into </text:span><text:span text:style-name="T1">chunks </text:span><text:span text:style-name="T1">(Buzha</text:span><text:span text:style-name="T1">s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5.802cm" svg:y1="13.697cm" svg:x2="5.802cm" svg:y2="15.649cm" draw:start-shape="id4" draw:start-glue-point="2" draw:end-shape="id6" svg:d="M5802 13697v1952" svg:viewBox="0 0 1 1953">
          <text:p/>
        </draw:connector>
        <draw:custom-shape draw:style-name="gr1" draw:text-style-name="P2" xml:id="id7" draw:id="id7" draw:layer="layout" svg:width="4.127cm" svg:height="1.953cm" svg:x="3.739cm" svg:y="19.367cm">
          <text:p text:style-name="P1"><text:span text:style-name="T1">Calculate </text:span></text:p>
          <text:p text:style-name="P1"><text:span text:style-name="T1">ID-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4.127cm" svg:height="1.953cm" svg:x="3.739cm" svg:y="23.257cm">
          <text:p text:style-name="P3"><text:span text:style-name="T2">Chunk ID in cache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5.802cm" svg:y1="21.32cm" svg:x2="5.802cm" svg:y2="23.257cm" draw:start-shape="id7" draw:start-glue-point="2" draw:end-shape="id8" svg:d="M5802 21320v1937" svg:viewBox="0 0 1 1938">
          <text:p/>
        </draw:connector>
        <draw:custom-shape draw:style-name="gr1" draw:text-style-name="P2" xml:id="id11" draw:id="id11" draw:layer="layout" svg:width="4.127cm" svg:height="1.953cm" svg:x="10.208cm" svg:y="23.257cm">
          <text:p text:style-name="P1"><text:span text:style-name="T1">Compress &amp; Encry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127cm" svg:height="1.953cm" svg:x="3.739cm" svg:y="26.883cm">
          <text:p text:style-name="P1"><text:span text:style-name="T1">Add to Item.chun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127cm" svg:height="1.953cm" svg:x="3.739cm" svg:y="30.788cm">
          <text:p text:style-name="P1"><text:span text:style-name="T1">Add file 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127cm" svg:height="1.953cm" svg:x="3.739cm" svg:y="35.29cm">
          <text:p text:style-name="P1"><text:span text:style-name="T1">Store I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127cm" svg:height="1.953cm" svg:x="22.59cm" svg:y="35.29cm">
          <text:p text:style-name="P1"><text:span text:style-name="T1">Metadata Dedu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127cm" svg:height="1.953cm" svg:x="10.208cm" svg:y="26.882cm">
          <text:p text:style-name="P1"><text:span text:style-name="T1">Store in 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5.802cm" svg:y1="25.21cm" svg:x2="5.802cm" svg:y2="26.883cm" draw:start-shape="id8" draw:start-glue-point="2" draw:end-shape="id9" draw:end-glue-point="0" svg:d="M5802 25210v1673" svg:viewBox="0 0 1 1674">
          <text:p text:style-name="P5"><text:tab/>Yes</text:p>
        </draw:connector>
        <draw:connector draw:style-name="gr6" draw:text-style-name="P5" draw:layer="layout" svg:x1="5.802cm" svg:y1="28.836cm" svg:x2="5.802cm" svg:y2="30.788cm" draw:start-shape="id9" draw:end-shape="id10" svg:d="M5802 28836v1952" svg:viewBox="0 0 1 1953">
          <text:p/>
        </draw:connector>
        <draw:connector draw:style-name="gr8" draw:text-style-name="P6" draw:layer="layout" svg:x1="7.866cm" svg:y1="24.233cm" svg:x2="10.208cm" svg:y2="24.233cm" draw:start-shape="id8" draw:end-shape="id11" svg:d="M7866 24233h2342" svg:viewBox="0 0 2343 1">
          <text:p text:style-name="P5">No</text:p>
          <text:p text:style-name="P5"/>
          <text:p text:style-name="P5"/>
        </draw:connector>
        <draw:connector draw:style-name="gr7" draw:text-style-name="P5" draw:layer="layout" svg:x1="12.271cm" svg:y1="25.21cm" svg:x2="12.271cm" svg:y2="26.882cm" draw:start-shape="id11" draw:end-shape="id12" svg:d="M12271 25210v1672" svg:viewBox="0 0 1 1673">
          <text:p/>
        </draw:connector>
        <draw:connector draw:style-name="gr7" draw:text-style-name="P5" draw:layer="layout" svg:x1="10.208cm" svg:y1="27.858cm" svg:x2="7.866cm" svg:y2="27.859cm" draw:start-shape="id12" draw:end-shape="id9" svg:d="M10208 27858h-1171v1h-1171" svg:viewBox="0 0 2343 2">
          <text:p/>
        </draw:connector>
        <draw:connector draw:style-name="gr6" draw:text-style-name="P5" draw:layer="layout" svg:x1="5.802cm" svg:y1="32.741cm" svg:x2="5.802cm" svg:y2="35.29cm" draw:start-shape="id10" draw:end-shape="id13" svg:d="M5802 32741v2549" svg:viewBox="0 0 1 2550">
          <text:p/>
        </draw:connector>
        <draw:connector draw:style-name="gr9" draw:text-style-name="P5" draw:layer="layout" svg:x1="7.866cm" svg:y1="36.266cm" svg:x2="22.59cm" svg:y2="36.266cm" draw:start-shape="id13" draw:end-shape="id14" svg:d="M7866 36266h14724" svg:viewBox="0 0 14725 1">
          <text:p/>
        </draw:connector>
        <draw:line draw:style-name="gr10" draw:text-style-name="P7" draw:layer="layout" svg:x1="10.525cm" svg:y1="31.067cm" svg:x2="13.7cm" svg:y2="31.067cm">
          <text:p text:style-name="P5">File flow</text:p>
          <text:p text:style-name="P5"/>
          <text:p text:style-name="P5"/>
        </draw:line>
        <draw:line draw:style-name="gr11" draw:text-style-name="P7" draw:layer="layout" svg:x1="10.525cm" svg:y1="33.298cm" svg:x2="13.7cm" svg:y2="33.298cm">
          <text:p text:style-name="P5">Chunk flow</text:p>
          <text:p text:style-name="P5"/>
          <text:p text:style-name="P5"/>
        </draw:line>
        <draw:line draw:style-name="gr12" draw:text-style-name="P7" draw:layer="layout" svg:x1="10.525cm" svg:y1="32.183cm" svg:x2="13.7cm" svg:y2="32.183cm">
          <text:p text:style-name="P5">Item flow</text:p>
          <text:p text:style-name="P5"/>
          <text:p text:style-name="P5"/>
        </draw:line>
        <draw:frame draw:style-name="gr13" draw:text-style-name="P8" draw:layer="layout" svg:width="26.987cm" svg:height="1.587cm" svg:x="1cm" svg:y="1.635cm">
          <draw:text-box>
            <text:p text:style-name="P5"><text:span text:style-name="T4">Simplified </text:span><text:span text:style-name="T4">data flow of </text:span><text:span text:style-name="T4">“borg create”</text:span></text:p>
          </draw:text-box>
        </draw:frame>
        <draw:connector draw:style-name="gr14" draw:text-style-name="P5" draw:layer="layout" svg:x1="17.704cm" svg:y1="9.373cm" svg:x2="24.653cm" svg:y2="35.29cm" draw:start-shape="id3" draw:start-glue-point="1" draw:end-shape="id14" draw:end-glue-point="0" svg:d="M17704 9373h6949v25917" svg:viewBox="0 0 6950 25918">
          <text:p/>
        </draw:connector>
        <draw:connector draw:style-name="gr9" draw:text-style-name="P5" draw:layer="layout" svg:x1="17.704cm" svg:y1="12.72cm" svg:x2="24.653cm" svg:y2="35.29cm" draw:start-shape="id5" draw:start-glue-point="1" draw:end-shape="id14" draw:end-glue-point="0" svg:d="M17704 12720h6949v22570" svg:viewBox="0 0 6950 22571">
          <text:p/>
        </draw:connector>
        <draw:custom-shape draw:style-name="gr15" draw:text-style-name="P7" draw:layer="layout" svg:width="1.588cm" svg:height="14.287cm" svg:x="15.287cm" svg:y="14.97cm">
          <text:p text:style-name="P6">“Deduplication Engine”</text:p>
          <draw:enhanced-geometry svg:viewBox="0 0 21600 21600" draw:mirror-horizontal="false" draw:mirror-vertical="false" draw:glue-points="0 0 0 21600 21600 10800" draw:text-areas="0 ?f9 7800 ?f10" draw:type="right-brace" draw:modifiers="1800 10817.93506270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9" draw:layer="layout" svg:width="6.35cm" svg:height="0.704cm" draw:transform="rotate (1.58004657183047) translate (17.441cm 25.206cm)">
          <draw:text-box>
            <text:p>“Deduplication Engine”</text:p>
          </draw:text-box>
        </draw:frame>
        <draw:connector draw:style-name="gr7" draw:text-style-name="P5" draw:layer="layout" svg:x1="5.802cm" svg:y1="17.602cm" svg:x2="5.802cm" svg:y2="19.367cm" draw:start-shape="id6" draw:end-shape="id7" svg:d="M5802 17602v1765" svg:viewBox="0 0 1 176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131 1580" svg:d="M1013 1491l118 89-567-1580-564 1580 114-85 136-68 148-46 161-17 161 13 153 46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01:19:46.091938751</meta:creation-date>
    <dc:date>2022-08-06T10:52:28.936221778</dc:date>
    <meta:editing-duration>PT22M26S</meta:editing-duration>
    <meta:editing-cycles>4</meta:editing-cycles>
    <meta:generator>LibreOffice/7.3.4.2$Linux_X86_64 LibreOffice_project/30$Build-2</meta:generator>
    <meta:document-statistic meta:object-count="36"/>
  </office:meta>
</office:document-meta>
</file>